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sup>
                  <mi>x</mi>
                  <mrow>
                    <mo stretchy="false">−</mo>
                    <mn>1</mn>
                  </mrow>
                </msup>
              </mrow>
              <mo fence="true" stretchy="false">)</mo>
            </mrow>
            <mrow>
              <mi>'</mi>
              <mo stretchy="false">=</mo>
              <mrow>
                <mrow>
                  <mo stretchy="false">−</mo>
                  <mn>1</mn>
                </mrow>
                <mo stretchy="false">∗</mo>
                <msup>
                  <mi>x</mi>
                  <mrow>
                    <mo stretchy="false">−</mo>
                    <mn>2</mn>
                  </mrow>
                </msup>
              </mrow>
            </mrow>
          </mrow>
        </mtd>
      </mtr>
      <mtr>
        <mtd>
          <mrow/>
        </mtd>
      </mtr>
      <mtr>
        <mtd>
          <mrow>
            <mrow>
              <mo fence="true" stretchy="false">(</mo>
              <mrow>
                <msup>
                  <mi>x</mi>
                  <mrow>
                    <mo stretchy="false">−</mo>
                    <mi>r</mi>
                  </mrow>
                </msup>
              </mrow>
              <mo fence="true" stretchy="false">)</mo>
            </mrow>
            <mi>'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o fence="true" stretchy="false">(</mo>
                <mrow>
                  <msup>
                    <mrow>
                      <mo fence="true" stretchy="false">(</mo>
                      <mrow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  <mo fence="true" stretchy="false">)</mo>
                    </mrow>
                    <mrow>
                      <mo stretchy="false">+</mo>
                      <mi>r</mi>
                    </mrow>
                  </msup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fence="true" stretchy="false">(</mo>
                <mrow>
                  <mrow>
                    <mo stretchy="false">+</mo>
                    <mi>r</mi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sup>
                    <mrow>
                      <mo fence="true" stretchy="false">(</mo>
                      <mrow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  <mo fence="true" stretchy="false">)</mo>
                    </mrow>
                    <mrow>
                      <mrow>
                        <mo stretchy="false">+</mo>
                        <mi>r</mi>
                      </mrow>
                      <mo stretchy="false">−</mo>
                      <mn>1</mn>
                    </mrow>
                  </msup>
                </mrow>
                <mo fence="true" stretchy="false">)</mo>
              </mrow>
              <mo stretchy="false">∗</mo>
              <mrow>
                <mo stretchy="false">−</mo>
                <mn>1</mn>
              </mrow>
              <mo stretchy="false">∗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stretchy="false">−</mo>
                <mi>r</mi>
              </mrow>
              <mo stretchy="false">∗</mo>
              <msup>
                <mi>x</mi>
                <mrow>
                  <mrow>
                    <mo stretchy="false">−</mo>
                    <mi>r</mi>
                  </mrow>
                  <mo stretchy="false">+</mo>
                  <mn>1</mn>
                </mrow>
              </msup>
              <mo stretchy="false">∗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stretchy="false">−</mo>
                <mi>r</mi>
              </mrow>
              <mo stretchy="false">∗</mo>
              <msup>
                <mi>x</mi>
                <mrow>
                  <mrow>
                    <mo stretchy="false">−</mo>
                    <mi>r</mi>
                  </mrow>
                  <mo stretchy="false">+</mo>
                  <mn>1</mn>
                  <mo stretchy="false">−</mo>
                  <mn>2</mn>
                </mrow>
              </msup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stretchy="false">−</mo>
                <mi>r</mi>
              </mrow>
              <mo stretchy="false">∗</mo>
              <msup>
                <mi>x</mi>
                <mrow>
                  <mrow>
                    <mo stretchy="false">−</mo>
                    <mi>r</mi>
                  </mrow>
                  <mo stretchy="false">−</mo>
                  <mn>1</mn>
                </mrow>
              </msup>
            </mrow>
          </mrow>
        </mtd>
      </mtr>
    </mtable>
    <annotation encoding="StarMath 5.0">(x^-1)'=-1*x^-2
newline
newline
( x^-r )'
newline
newline
`=((x^-1)^+r)'
newline
newline
`=(+r)*( (x^-1)^{+r-1} )*-1*x^-2
newline
newline
`=-r*x^{-r+1}*x^-2
newline
newline
`=-r*x^{-r+1-2}
newline
newline
`=-r*x^{-r-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07:19:21.263709710</meta:creation-date>
    <dc:date>2016-04-02T07:22:56.939941421</dc:date>
    <meta:editing-duration>PT3M36S</meta:editing-duration>
    <meta:editing-cycles>1</meta:editing-cycles>
    <meta:generator>LibreOffice/5.0.5.2$Linux_X86_64 LibreOffice_project/00$Build-2</meta:generator>
  </office:meta>
</office:document-meta>
</file>